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5.332cm"/>
    </style:style>
    <style:style style:name="co3" style:family="table-column">
      <style:table-column-properties fo:break-before="auto" style:column-width="8.991cm"/>
    </style:style>
    <style:style style:name="co4" style:family="table-column">
      <style:table-column-properties fo:break-before="auto" style:column-width="6.188cm"/>
    </style:style>
    <style:style style:name="co5" style:family="table-column">
      <style:table-column-properties fo:break-before="auto" style:column-width="7.548cm"/>
    </style:style>
    <style:style style:name="co6" style:family="table-column">
      <style:table-column-properties fo:break-before="auto" style:column-width="8.075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2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0.538cm" fo:break-before="auto" style:use-optimal-row-height="tru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2" style:family="table-cell" style:parent-style-name="Excel_20_Built-in_20_Normal">
      <style:table-cell-properties style:text-align-source="fix" style:repeat-content="false" fo:wrap-option="wrap"/>
      <style:paragraph-properties fo:text-align="start"/>
      <style:text-properties style:font-name="Arial" fo:hyphenate="false"/>
    </style:style>
    <style:style style:name="ce3"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4"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fals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0" table:default-cell-style-name="ce2"/>
        <table:table-column table:style-name="co8" table:number-columns-repeated="998" table:default-cell-style-name="ce2"/>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2">
          <table:table-cell office:value-type="string">
            <text:p>SEO</text:p>
          </table:table-cell>
          <table:table-cell office:value-type="string">
            <text:p>Titre de la page principale</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text:p>
          </table:table-cell>
          <table:table-cell office:value-type="string">
            <text:p>https://checklists.opquast.com/fr/assurance-qualite-web/le-titre-de-chaque-page-permet-didentifier-le-site</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Texte au niveau du logo de la page principale</text:p>
          </table:table-cell>
          <table:table-cell office:value-type="string">
            <text:p>Des mots clés au format 1px servant à tromper les algorithmes de recherche peuvent faire blacklister le sit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e l'agence</text:p>
          </table:table-cell>
          <table:table-cell office:value-type="string">
            <text:p>Le contraste entre le titre de l'agenc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bouton "Contact" de la page principal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Description de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Commentaire sur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descriptif des activités</text:p>
          </table:table-cell>
          <table:table-cell office:value-type="string">
            <text:p>Le contraste entre le texte et le fond est trop faible. Le texte est dans une police trop petite.</text:p>
          </table:table-cell>
          <table:table-cell office:value-type="string">
            <text:p>Utiliser un contraste et une taille de police suffisants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 / SEO</text:p>
          </table:table-cell>
          <table:table-cell office:value-type="string">
            <text:p>Titre du portfolio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textes alternatifs des images du portfolio</text:p>
          </table:table-cell>
          <table:table-cell office:value-type="string">
            <text:p>Le texte alternatif ne doit pas contenir de mots clé qui n'ont pas de sens</text:p>
          </table:table-cell>
          <table:table-cell office:value-type="string">
            <text:p>Le texte alternatif doit servir à décrire l'image dans le cadre d'un problème de chargement</text:p>
          </table:table-cell>
          <table:table-cell table:style-name="ce3" office:value-type="string">
            <text:p>Le texte alternatif des images ne doit décrire que le contenu de l'image</text:p>
          </table:table-cell>
          <table:table-cell office:value-type="string">
            <text:p>https://checklists.opquast.com/fr/assurance-qualite-web/chaque-image-decorative-est-dotee-dune-alternative-textuelle-appropriee</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exte de la partie "cta"</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u footer</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icones des réseaux sociaux</text:p>
          </table:table-cell>
          <table:table-cell office:value-type="string">
            <text:p>Le contraste entre les icônes et le fond est trop faible</text:p>
          </table:table-cell>
          <table:table-cell office:value-type="string">
            <text:p>Utiliser des icônes avec un meilleur contraste</text:p>
          </table:table-cell>
          <table:table-cell table:style-name="ce3" office:value-type="string">
            <text:p>Utiliser les icônes standard utilisant les couleurs des différents réseaux sociaux</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 dans le footer</text:p>
          </table:table-cell>
          <table:table-cell office:value-type="string">
            <text:p>Des mots clés écrit de la même couleur que le fond comme moyen de tromper les algorithmes peuvent entraîner un bannissement dans les moteurs de recherch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SEO</text:p>
          </table:table-cell>
          <table:table-cell office:value-type="string">
            <text:p>Les liens dans le footer</text:p>
          </table:table-cell>
          <table:table-cell office:value-type="string">
            <text:p>Une surabondance de liens n'améliore pas le référencement, cela peut même y nuire</text:p>
          </table:table-cell>
          <table:table-cell office:value-type="string">
            <text:p>Prendre contact avec d'autres entreprises afin qu'ils mettent des liens vers notre site</text:p>
          </table:table-cell>
          <table:table-cell office:value-type="string">
            <text:p>Retirer les liens pointant vers notre propre page et contacter d'autres entreprises ou personnes afin qu'ils rajoutent un lien vers notre site sur leur page internet</text:p>
          </table:table-cell>
          <table:table-cell office:value-type="string">
            <text:p>https://checklists.opquast.com/fr/assurance-qualite-web/chaque-lien-est-dote-dun-intitule-dans-le-code-source</text:p>
          </table:table-cell>
          <table:table-cell office:value-type="string">
            <text:p>FAIT</text:p>
          </table:table-cell>
          <table:table-cell table:number-columns-repeated="1017"/>
        </table:table-row>
        <table:table-row table:style-name="ro5">
          <table:table-cell office:value-type="string">
            <text:p>SEO</text:p>
          </table:table-cell>
          <table:table-cell office:value-type="string">
            <text:p>Titre de la page 2</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 + formulaire de contact</text:p>
          </table:table-cell>
          <table:table-cell office:value-type="string">
            <text:p>https://checklists.opquast.com/fr/assurance-qualite-web/le-titre-de-chaque-page-permet-didentifier-le-site https://checklists.opquast.com/fr/assurance-qualite-web/le-titre-de-chaque-page-permet-didentifier-son-contenu </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s liens au focus</text:p>
          </table:table-cell>
          <table:table-cell office:value-type="string">
            <text:p>Le focus n'est pas indiqué visuellement sur les différents liens</text:p>
          </table:table-cell>
          <table:table-cell office:value-type="string">
            <text:p>Ajouter une indication sur quel élément possède le focus</text:p>
          </table:table-cell>
          <table:table-cell table:style-name="ce3" office:value-type="string">
            <text:p>Ajouter une distinction indiquant quel élément possède le focus afin que les utilisateurs puissent savoir où ils en sont dans l'ordre de tabulation</text:p>
          </table:table-cell>
          <table:table-cell office:value-type="string">
            <text:p>https://checklists.opquast.com/fr/assurance-qualite-web/les-items-actifs-de-menu-sont-signales</text:p>
          </table:table-cell>
          <table:table-cell table:number-columns-repeated="1018"/>
        </table:table-row>
        <table:table-row table:style-name="ro6">
          <table:table-cell office:value-type="string">
            <text:p>Accessibilité</text:p>
          </table:table-cell>
          <table:table-cell office:value-type="string">
            <text:p>Le menu de navigation de la page 2</text:p>
          </table:table-cell>
          <table:table-cell office:value-type="string">
            <text:p>Le menu de navigation est complètement déporté à droite et sort de l'écran</text:p>
          </table:table-cell>
          <table:table-cell office:value-type="string">
            <text:p>Vérifier le positionnement de chaque élément du menu</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bouton" "Toggle navigation"</text:p>
          </table:table-cell>
          <table:table-cell office:value-type="string">
            <text:p>L'élément "toggle navigation" apparaît ce qui indique une mauvaise gestion du responsive de ce site</text:p>
          </table:table-cell>
          <table:table-cell office:value-type="string">
            <text:p>Les media queries et le responsive doivent être valides pour toute taille d'écran</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7">
          <table:table-cell office:value-type="string">
            <text:p>Accessibilité</text:p>
          </table:table-cell>
          <table:table-cell office:value-type="string">
            <text:p>Le texte explicatif de la page 2</text:p>
          </table:table-cell>
          <table:table-cell office:value-type="string">
            <text:p>Le texte est illisible car positionné en dessous <text:s/>de ce qui est utilisé en tant que background. De plus, la couleur est trop similaire avec ce même background</text:p>
          </table:table-cell>
          <table:table-cell office:value-type="string">
            <text:p>Utiliser un contraste suffisant pour assurer une bonne lisibilité et vérifier les positions relatives des différents éléments entre eux</text:p>
          </table:table-cell>
          <table:table-cell table:style-name="ce3" office:value-type="string">
            <text:p>Modifier le texte ou le fond afin d'obtenir un contraste validant les recommandations officielles. Positionner les éléments de background dans le CSS uniquement afin de s'assurer qu'ils ne recouvrent pas le contenu du site</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formulaire de contact</text:p>
          </table:table-cell>
          <table:table-cell office:value-type="string">
            <text:p>Les champs à remplir sont trop rapprochés les uns des autres et se chevauchent lors des sélections</text:p>
          </table:table-cell>
          <table:table-cell office:value-type="string">
            <text:p>Espacer un peu les différents champs du formulaire</text:p>
          </table:table-cell>
          <table:table-cell office:value-type="string">
            <text:p>Contrôler le rendu visuel des différentes pages pour s'assurer d'une bonne lisibilité</text:p>
          </table:table-cell>
          <table:table-cell/>
          <table:table-cell office:value-type="string">
            <text:p>FAIT</text:p>
          </table:table-cell>
          <table:table-cell table:number-columns-repeated="1017"/>
        </table:table-row>
        <table:table-row table:style-name="ro8">
          <table:table-cell office:value-type="string">
            <text:p>Accessibilité</text:p>
          </table:table-cell>
          <table:table-cell office:value-type="string">
            <text:p>Le formulaire de contact</text:p>
          </table:table-cell>
          <table:table-cell office:value-type="string">
            <text:p>Les champs ne possèdent pas de label permettant de mieux comprendre leur but.</text:p>
          </table:table-cell>
          <table:table-cell office:value-type="string">
            <text:p>Ajouter des labels explicatifs sur les champs des formulaires</text:p>
          </table:table-cell>
          <table:table-cell office:value-type="string">
            <text:p>Ajouter un label sur chaque champ du formulaire indiquant le contenu qui est attendu</text:p>
          </table:table-cell>
          <table:table-cell office:value-type="string">
            <text:p>https://webaim.org/standards/wcag/checklist#sc2.4.6 https://webaim.org/standards/wcag/checklist#sc3.3.2 https://checklists.opquast.com/fr/assurance-qualite-web/chaque-champ-de-formulaire-est-associe-dans-le-code-source-a-une-etiquette-qui-lui-est-propre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bouton d'envoi du formulair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texte du footer</text:p>
          </table:table-cell>
          <table:table-cell office:value-type="string">
            <text:p>Le contraste entre le texte et le fond est trop faible. De plus, la taille de la police est très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5">
          <table:table-cell office:value-type="string">
            <text:p>SEO</text:p>
          </table:table-cell>
          <table:table-cell office:value-type="string">
            <text:p>La langue définit dans le html</text:p>
          </table:table-cell>
          <table:table-cell office:value-type="string">
            <text:p>La langue est configurée sur Default alors que le site est en français</text:p>
          </table:table-cell>
          <table:table-cell office:value-type="string">
            <text:p>Indiquer la langue actuellement utilisée dans la balise html</text:p>
          </table:table-cell>
          <table:table-cell office:value-type="string">
            <text:p>Configurer la langue sur "fr" puisque notre site est en français</text:p>
          </table:table-cell>
          <table:table-cell office:value-type="string">
            <text:p>https://webaim.org/standards/wcag/checklist#sc3.1.1 https://checklists.opquast.com/fr/assurance-qualite-web/le-code-source-de-chaque-page-indique-la-langue-principale-du-contenu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keywords dans le head</text:p>
          </table:table-cell>
          <table:table-cell office:value-type="string">
            <text:p>Une surabondance de mots clés pour tromper l'algorithme peut entraîner un blacklist des moteurs de recherche</text:p>
          </table:table-cell>
          <table:table-cell office:value-type="string">
            <text:p>N'indiquer que des mots clé utiles et ne pas mettre de doublons</text:p>
          </table:table-cell>
          <table:table-cell office:value-type="string">
            <text:p>Choisir les mots clés indiqués dans les métadonnées avec soin</text:p>
          </table:table-cell>
          <table:table-cell office:value-type="string">
            <text:p>https://checklists.opquast.com/fr/assurance-qualite-web/le-code-source-de-chaque-page-contient-une-metadonnee-qui-en-decrit-le-contenu</text:p>
          </table:table-cell>
          <table:table-cell office:value-type="string">
            <text:p>FAIT</text:p>
          </table:table-cell>
          <table:table-cell table:number-columns-repeated="1017"/>
        </table:table-row>
        <table:table-row table:style-name="ro6">
          <table:table-cell office:value-type="string">
            <text:p>Performances</text:p>
          </table:table-cell>
          <table:table-cell office:value-type="string">
            <text:p>Les scripts javascripts</text:p>
          </table:table-cell>
          <table:table-cell office:value-type="string">
            <text:p>les scripts se chargent avant la page, ce qui peut entraîner des ralentissements</text:p>
          </table:table-cell>
          <table:table-cell office:value-type="string">
            <text:p>Faire charger les scripts après le html</text:p>
          </table:table-cell>
          <table:table-cell office:value-type="string">
            <text:p>Utiliser le mot-clé "defer" pour faire charger les scripts après le html</text:p>
          </table:table-cell>
          <table:table-cell office:value-type="string">
            <text:p>https://developer.mozilla.org/fr/docs/Web/HTML/Element/script#attr-defer</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balises html</text:p>
          </table:table-cell>
          <table:table-cell office:value-type="string">
            <text:p>Tous les blocs sont faits avec des balises "div"</text:p>
          </table:table-cell>
          <table:table-cell office:value-type="string">
            <text:p>Utiliser des balises sémantiques afin que les algorithmes comprennent le contenu de la page</text:p>
          </table:table-cell>
          <table:table-cell office:value-type="string">
            <text:p>Ajouter des balises sémantiques afin d'améliorer la structure de la page et permettre un meilleur référencement</text:p>
          </table:table-cell>
          <table:table-cell office:value-type="string">
            <text:p>https://fr.oncrawl.com/seo-technique/contenu-page-avec-balises-semantiques-html5/</text:p>
          </table:table-cell>
          <table:table-cell office:value-type="string">
            <text:p>FAIT</text:p>
          </table:table-cell>
          <table:table-cell table:number-columns-repeated="1017"/>
        </table:table-row>
        <table:table-row table:style-name="ro2">
          <table:table-cell office:value-type="string">
            <text:p>SEO</text:p>
          </table:table-cell>
          <table:table-cell office:value-type="string">
            <text:p>les mots clés dans le header</text:p>
          </table:table-cell>
          <table:table-cell office:value-type="string">
            <text:p>L'abus de mots clés dans le header est contre-productif pour le référencement</text:p>
          </table:table-cell>
          <table:table-cell office:value-type="string">
            <text:p>Indiquer uniquement des mots clés lorsque cela est pertinent</text:p>
          </table:table-cell>
          <table:table-cell office:value-type="string">
            <text:p>Indiquer uniquement des mots clé pertinents sans abus de répétition dans le code</text:p>
          </table:table-cell>
          <table:table-cell/>
          <table:table-cell office:value-type="string">
            <text:p>FAIT</text:p>
          </table:table-cell>
          <table:table-cell table:number-columns-repeated="1017"/>
        </table:table-row>
        <table:table-row table:style-name="ro6">
          <table:table-cell office:value-type="string">
            <text:p>Bonnes pratiques</text:p>
          </table:table-cell>
          <table:table-cell office:value-type="string">
            <text:p>les styles en attribut dans le fichier html</text:p>
          </table:table-cell>
          <table:table-cell office:value-type="string">
            <text:p>Il ne faut pas mettre de style css dans le code html</text:p>
          </table:table-cell>
          <table:table-cell office:value-type="string">
            <text:p>Le style d'une section doit être défini dans un fichier css</text:p>
          </table:table-cell>
          <table:table-cell office:value-type="string">
            <text:p>Retirer les changements de style du html pour l'inclure dans le code CSS</text:p>
          </table:table-cell>
          <table:table-cell office:value-type="string">
            <text:p>https://www.w3.org/standards/webdesign/htmlcss</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 texte alternatif sur les images</text:p>
          </table:table-cell>
          <table:table-cell office:value-type="string">
            <text:p>Le texte alternatif ne doit pas contenir de mots clé qui n'ont pas de sens</text:p>
          </table:table-cell>
          <table:table-cell office:value-type="string">
            <text:p>le texte alternatif d'une image doit contenir sa description pour en permettre l'accessibilité</text:p>
          </table:table-cell>
          <table:table-cell table:style-name="ce3" office:value-type="string">
            <text:p>Le texte alternatif des images ne doit décrire que le contenu de l'image</text:p>
          </table:table-cell>
          <table:table-cell office:value-type="string">
            <text:p>https://www.w3.org/standards/webdesign/accessibility</text:p>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classes des différents éléments</text:p>
          </table:table-cell>
          <table:table-cell office:value-type="string">
            <text:p>La surabondance de classes sur les éléments n'est pas adaptée à la maintenance</text:p>
          </table:table-cell>
          <table:table-cell office:value-type="string">
            <text:p>Il est préférable d'avoir peu de classes par élément avec plus de spécificité au niveau de leurs contenu</text:p>
          </table:table-cell>
          <table:table-cell office:value-type="string">
            <text:p>Modifier les classes des différents éléments afin de pouvoir retrouver plus facilement quels styles sont appliqués</text:p>
          </table:table-cell>
          <table:table-cell table:number-columns-repeated="1019"/>
        </table:table-row>
        <table:table-row table:style-name="ro3">
          <table:table-cell office:value-type="string">
            <text:p>SEO</text:p>
          </table:table-cell>
          <table:table-cell office:value-type="string">
            <text:p>L'ordre des balises</text:p>
          </table:table-cell>
          <table:table-cell office:value-type="string">
            <text:p>une balise h3 est présente dans le code de la page principale avant toute mention d'une balise h2</text:p>
          </table:table-cell>
          <table:table-cell office:value-type="string">
            <text:p>Les différentes balises h1 à h6 doivent être rencontrées dans l'ordre afin d'assurer une hiérarchie compréhensible</text:p>
          </table:table-cell>
          <table:table-cell office:value-type="string">
            <text:p>La structure hiérarchique des titres doit être améliorée pour aider au référencement</text:p>
          </table:table-cell>
          <table:table-cell office:value-type="string">
            <text:p>https://webaim.org/standards/wcag/checklist#sc1.3.1</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text:p>
          </table:table-cell>
          <table:table-cell office:value-type="string">
            <text:p>Le choix des mots clés n'est pas correct. La société se trouve à Lyon et le mot Paris se trouve répété</text:p>
          </table:table-cell>
          <table:table-cell office:value-type="string">
            <text:p>Choisir les mots clés utilisés avec précision en fonction de l'objectif</text:p>
          </table:table-cell>
          <table:table-cell office:value-type="string">
            <text:p>Effectuer une sélection de mots clés pertinents, par exemple notre entreprise étant basée à Lyon, on ne devrait pas trouver le mot clé "Paris"</text:p>
          </table:table-cell>
          <table:table-cell table:number-columns-repeated="1019"/>
        </table:table-row>
        <table:table-row table:style-name="ro2">
          <table:table-cell office:value-type="string">
            <text:p>Bonnes pratiques</text:p>
          </table:table-cell>
          <table:table-cell office:value-type="string">
            <text:p>Le chargement des feuilles de style et scripts js de la page2</text:p>
          </table:table-cell>
          <table:table-cell office:value-type="string">
            <text:p>Certaines des feuilles de style et scripts indiquées n'existent pas (suffixe .min en trop)</text:p>
          </table:table-cell>
          <table:table-cell office:value-type="string">
            <text:p>Vérifier les noms des fichiers annexes appelés</text:p>
          </table:table-cell>
          <table:table-cell office:value-type="string">
            <text:p>S'assurer que tous les fichiers appelés dans le code html existent et sont positionnés au bon endroit</text:p>
          </table:table-cell>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liens vers les réseaux sociaux</text:p>
          </table:table-cell>
          <table:table-cell office:value-type="string">
            <text:p>Les liens associés aux icônes des réseaux sociaux sont vides</text:p>
          </table:table-cell>
          <table:table-cell office:value-type="string">
            <text:p>Indiquer une cible pour chaque lien présent</text:p>
          </table:table-cell>
          <table:table-cell office:value-type="string">
            <text:p>Modifier les liens pour rediriger vers le service indiqué</text:p>
          </table:table-cell>
          <table:table-cell office:value-type="string">
            <text:p>https://webaim.org/standards/wcag/checklist#sc2.4.4 https://webaim.org/standards/wcag/checklist#sc1.1.1 </text:p>
          </table:table-cell>
          <table:table-cell table:number-columns-repeated="1018"/>
        </table:table-row>
        <table:table-row table:style-name="ro3">
          <table:table-cell office:value-type="string">
            <text:p>Performances</text:p>
          </table:table-cell>
          <table:table-cell office:value-type="string">
            <text:p>La taille des images</text:p>
          </table:table-cell>
          <table:table-cell office:value-type="string">
            <text:p>Certaines images sont dans un format trop volumineux</text:p>
          </table:table-cell>
          <table:table-cell office:value-type="string">
            <text:p>Modifier les images pour gagner de la place mémoire et diminuer le temps de chargement</text:p>
          </table:table-cell>
          <table:table-cell office:value-type="string">
            <text:p>Convertir le format des images en .png par défaut pour éviter des .bmp</text:p>
          </table:table-cell>
          <table:table-cell office:value-type="string">
            <text:p>https://www.w3.org/standards/webdesign/graphics</text:p>
          </table:table-cell>
          <table:table-cell office:value-type="string">
            <text:p>FAIT</text:p>
          </table:table-cell>
          <table:table-cell table:number-columns-repeated="1017"/>
        </table:table-row>
        <table:table-row table:style-name="ro2">
          <table:table-cell office:value-type="string">
            <text:p>Bonnes pratiques</text:p>
          </table:table-cell>
          <table:table-cell office:value-type="string">
            <text:p>Le code CSS</text:p>
          </table:table-cell>
          <table:table-cell office:value-type="string">
            <text:p>De nombreuses lignes dans le code css s'applique à des classes ou id non présents dans le code html</text:p>
          </table:table-cell>
          <table:table-cell office:value-type="string">
            <text:p>S'assurer de sélectionner des éléments à modifier existants</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6">
          <table:table-cell office:value-type="string">
            <text:p>Bonnes pratiques</text:p>
          </table:table-cell>
          <table:table-cell office:value-type="string">
            <text:p>Le code CSS</text:p>
          </table:table-cell>
          <table:table-cell office:value-type="string">
            <text:p>De nombreuses lignes dans le code CSS n'a aucun effet</text:p>
          </table:table-cell>
          <table:table-cell office:value-type="string">
            <text:p>Ne pas écrire de code CSS n'ayant aucun effet</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3">
          <table:table-cell office:value-type="string">
            <text:p>Bonnes pratiques</text:p>
          </table:table-cell>
          <table:table-cell office:value-type="string">
            <text:p>Vulnérabilités Javascript</text:p>
          </table:table-cell>
          <table:table-cell office:value-type="string">
            <text:p>Certaines librairies javascript utilisées possèdent des vulnérabilités connues</text:p>
          </table:table-cell>
          <table:table-cell office:value-type="string">
            <text:p>Utiliser des librairies ne possédant pas de vulnérabilités</text:p>
          </table:table-cell>
          <table:table-cell office:value-type="string">
            <text:p>Changer de librairies javascript afin de ne pas avoir de vulnérabilité pour augmenter la sécurité du site.</text:p>
          </table:table-cell>
          <table:table-cell office:value-type="string">
            <text:p>https://web.dev/no-vulnerable-libraries/?utm_source=lighthouse&amp;utm_medium=devtools#stop-using-insecure-javascript-libraries</text:p>
          </table:table-cell>
          <table:table-cell table:number-columns-repeated="1018"/>
        </table:table-row>
        <table:table-row table:style-name="ro3">
          <table:table-cell office:value-type="string">
            <text:p>Performances</text:p>
          </table:table-cell>
          <table:table-cell office:value-type="string">
            <text:p>Gestion du cache</text:p>
          </table:table-cell>
          <table:table-cell office:value-type="string">
            <text:p>Les éléments ne sont pas mis en cache ce qui force à tout recharger à chaque visite</text:p>
          </table:table-cell>
          <table:table-cell office:value-type="string">
            <text:p>Utiliser le cache pour améliorer les performances</text:p>
          </table:table-cell>
          <table:table-cell office:value-type="string">
            <text:p>Permettre au cache de stocker des éléments de la page afin de réduire les temps de chargement pour les prochaines visites</text:p>
          </table:table-cell>
          <table:table-cell table:number-columns-repeated="1019"/>
        </table:table-row>
        <table:table-row table:style-name="ro2">
          <table:table-cell office:value-type="string">
            <text:p>SEO</text:p>
          </table:table-cell>
          <table:table-cell office:value-type="string">
            <text:p>Section Analytics</text:p>
          </table:table-cell>
          <table:table-cell office:value-type="string">
            <text:p>La section permettant de rajouter un lien google analytics est vide</text:p>
          </table:table-cell>
          <table:table-cell office:value-type="string">
            <text:p>Ajouter un lien google analytics pour améliorer le référencement</text:p>
          </table:table-cell>
          <table:table-cell table:number-columns-repeated="1020"/>
        </table:table-row>
        <table:table-row table:style-name="ro2">
          <table:table-cell office:value-type="string">
            <text:p>Bonnes pratiques</text:p>
          </table:table-cell>
          <table:table-cell office:value-type="string">
            <text:p>Validateur W3C</text:p>
          </table:table-cell>
          <table:table-cell office:value-type="string">
            <text:p>Le code actuel renvoie de multiples erreurs aux validateurs HTML et CSS</text:p>
          </table:table-cell>
          <table:table-cell office:value-type="string">
            <text:p>Modifier le code en respect des règles du W3C</text:p>
          </table:table-cell>
          <table:table-cell office:value-type="string">
            <text:p>Utiliser les règles de développement standard afin de ne pas avoir d'erreur pour le validateur W3C</text:p>
          </table:table-cell>
          <table:table-cell/>
          <table:table-cell office:value-type="string">
            <text:p>FAIT</text:p>
          </table:table-cell>
          <table:table-cell table:number-columns-repeated="1017"/>
        </table:table-row>
        <table:table-row table:style-name="ro9" table:number-rows-repeated="1048532">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03/08/2021</text:date>, <text:time>11:57:0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3T11:57:03.02</dc:date>
    <dc:creator>Sylvain Yvonneau</dc:creator>
    <meta:generator>OpenOffice/4.1.10$Win32 OpenOffice.org_project/4110m2$Build-9807</meta:generator>
    <meta:editing-duration>P2DT11H19M51S</meta:editing-duration>
    <meta:editing-cycles>36</meta:editing-cycles>
    <meta:document-statistic meta:table-count="1" meta:cell-count="278" meta:object-count="0"/>
  </office:meta>
</office:document-meta>
</file>